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" manifest:full-path="ObjectReplacements/Object 10"/>
  <manifest:file-entry manifest:media-type="" manifest:full-path="ObjectReplacements/Object 11"/>
  <manifest:file-entry manifest:media-type="" manifest:full-path="ObjectReplacements/Object 12"/>
  <manifest:file-entry manifest:media-type="" manifest:full-path="ObjectReplacements/Object 13"/>
  <manifest:file-entry manifest:media-type="" manifest:full-path="ObjectReplacements/Object 14"/>
  <manifest:file-entry manifest:media-type="" manifest:full-path="ObjectReplacements/Object 15"/>
  <manifest:file-entry manifest:media-type="" manifest:full-path="ObjectReplacements/Object 16"/>
  <manifest:file-entry manifest:media-type="" manifest:full-path="ObjectReplacements/Object 17"/>
  <manifest:file-entry manifest:media-type="" manifest:full-path="ObjectReplacements/Object 18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" manifest:full-path="ObjectReplacements/Object 8"/>
  <manifest:file-entry manifest:media-type="" manifest:full-path="ObjectReplacements/Object 9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" manifest:full-path="Object 1/statusbar/"/>
  <manifest:file-entry manifest:media-type="" manifest:full-path="Object 1/floater/"/>
  <manifest:file-entry manifest:media-type="" manifest:full-path="Object 1/popupmenu/"/>
  <manifest:file-entry manifest:media-type="text/xml" manifest:full-path="Object 1/content.xml"/>
  <manifest:file-entry manifest:media-type="" manifest:full-path="Object 1/progressbar/"/>
  <manifest:file-entry manifest:media-type="" manifest:full-path="Object 1/menubar/"/>
  <manifest:file-entry manifest:media-type="" manifest:full-path="Object 1/toolbar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" manifest:full-path="Object 2/statusbar/"/>
  <manifest:file-entry manifest:media-type="" manifest:full-path="Object 2/floater/"/>
  <manifest:file-entry manifest:media-type="" manifest:full-path="Object 2/popupmenu/"/>
  <manifest:file-entry manifest:media-type="text/xml" manifest:full-path="Object 2/content.xml"/>
  <manifest:file-entry manifest:media-type="" manifest:full-path="Object 2/progressbar/"/>
  <manifest:file-entry manifest:media-type="" manifest:full-path="Object 2/menubar/"/>
  <manifest:file-entry manifest:media-type="" manifest:full-path="Object 2/toolbar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" manifest:full-path="Object 3/statusbar/"/>
  <manifest:file-entry manifest:media-type="" manifest:full-path="Object 3/floater/"/>
  <manifest:file-entry manifest:media-type="" manifest:full-path="Object 3/popupmenu/"/>
  <manifest:file-entry manifest:media-type="text/xml" manifest:full-path="Object 3/content.xml"/>
  <manifest:file-entry manifest:media-type="" manifest:full-path="Object 3/progressbar/"/>
  <manifest:file-entry manifest:media-type="" manifest:full-path="Object 3/menubar/"/>
  <manifest:file-entry manifest:media-type="" manifest:full-path="Object 3/toolbar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" manifest:full-path="Object 4/statusbar/"/>
  <manifest:file-entry manifest:media-type="" manifest:full-path="Object 4/floater/"/>
  <manifest:file-entry manifest:media-type="" manifest:full-path="Object 4/popupmenu/"/>
  <manifest:file-entry manifest:media-type="text/xml" manifest:full-path="Object 4/content.xml"/>
  <manifest:file-entry manifest:media-type="" manifest:full-path="Object 4/progressbar/"/>
  <manifest:file-entry manifest:media-type="" manifest:full-path="Object 4/menubar/"/>
  <manifest:file-entry manifest:media-type="" manifest:full-path="Object 4/toolbar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" manifest:full-path="Object 5/statusbar/"/>
  <manifest:file-entry manifest:media-type="" manifest:full-path="Object 5/floater/"/>
  <manifest:file-entry manifest:media-type="" manifest:full-path="Object 5/popupmenu/"/>
  <manifest:file-entry manifest:media-type="text/xml" manifest:full-path="Object 5/content.xml"/>
  <manifest:file-entry manifest:media-type="" manifest:full-path="Object 5/progressbar/"/>
  <manifest:file-entry manifest:media-type="" manifest:full-path="Object 5/menubar/"/>
  <manifest:file-entry manifest:media-type="" manifest:full-path="Object 5/toolbar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" manifest:full-path="Object 6/statusbar/"/>
  <manifest:file-entry manifest:media-type="" manifest:full-path="Object 6/floater/"/>
  <manifest:file-entry manifest:media-type="" manifest:full-path="Object 6/popupmenu/"/>
  <manifest:file-entry manifest:media-type="text/xml" manifest:full-path="Object 6/content.xml"/>
  <manifest:file-entry manifest:media-type="" manifest:full-path="Object 6/progressbar/"/>
  <manifest:file-entry manifest:media-type="" manifest:full-path="Object 6/menubar/"/>
  <manifest:file-entry manifest:media-type="" manifest:full-path="Object 6/toolbar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" manifest:full-path="Object 7/statusbar/"/>
  <manifest:file-entry manifest:media-type="" manifest:full-path="Object 7/floater/"/>
  <manifest:file-entry manifest:media-type="" manifest:full-path="Object 7/popupmenu/"/>
  <manifest:file-entry manifest:media-type="text/xml" manifest:full-path="Object 7/content.xml"/>
  <manifest:file-entry manifest:media-type="" manifest:full-path="Object 7/progressbar/"/>
  <manifest:file-entry manifest:media-type="" manifest:full-path="Object 7/menubar/"/>
  <manifest:file-entry manifest:media-type="" manifest:full-path="Object 7/toolbar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" manifest:full-path="Object 8/statusbar/"/>
  <manifest:file-entry manifest:media-type="" manifest:full-path="Object 8/floater/"/>
  <manifest:file-entry manifest:media-type="" manifest:full-path="Object 8/popupmenu/"/>
  <manifest:file-entry manifest:media-type="text/xml" manifest:full-path="Object 8/content.xml"/>
  <manifest:file-entry manifest:media-type="" manifest:full-path="Object 8/progressbar/"/>
  <manifest:file-entry manifest:media-type="" manifest:full-path="Object 8/menubar/"/>
  <manifest:file-entry manifest:media-type="" manifest:full-path="Object 8/toolbar/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stroke-dash="Ultrafine_20_Dashed" svg:stroke-width="0.05cm" svg:stroke-color="#000000" draw:marker-start="" draw:marker-end="Arrowheads_20_1" draw:fill="none" draw:fill-color="#ffffff" draw:textarea-horizontal-align="left" draw:auto-grow-height="true" draw:auto-grow-width="true" fo:min-height="0.712cm" fo:min-width="0.705cm" fo:padding-top="0.15cm" fo:padding-bottom="0.15cm" fo:padding-left="0.275cm" fo:padding-right="0.275cm"/>
    </style:style>
    <style:style style:name="gr2" style:family="graphic" style:parent-style-name="standard">
      <style:graphic-properties draw:stroke="none" draw:stroke-dash="Ultrafine_20_Dashed" svg:stroke-width="0.05cm" svg:stroke-color="#000000" draw:marker-start="" draw:marker-end="Arrowheads_20_1" draw:fill="none" draw:fill-color="#ffffff" draw:textarea-horizontal-align="left" draw:auto-grow-height="true" draw:auto-grow-width="true" fo:min-height="0.712cm" fo:min-width="0.353cm" fo:padding-top="0.15cm" fo:padding-bottom="0.15cm" fo:padding-left="0.275cm" fo:padding-right="0.275cm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stroke-dash="Ultrafine_20_Dashed" svg:stroke-width="0.05cm" svg:stroke-color="#000000" draw:marker-start="" draw:marker-end="Arrowheads_20_1" draw:fill="none" draw:fill-color="#ffffff" draw:textarea-horizontal-align="left" draw:auto-grow-height="true" draw:auto-grow-width="true" fo:min-height="0.712cm" fo:min-width="0.37cm" fo:padding-top="0.15cm" fo:padding-bottom="0.15cm" fo:padding-left="0.275cm" fo:padding-right="0.275cm"/>
    </style:style>
    <style:style style:name="gr8" style:family="graphic" style:parent-style-name="standard">
      <style:graphic-properties draw:stroke="none" draw:stroke-dash="Ultrafine_20_Dashed" svg:stroke-width="0.05cm" svg:stroke-color="#000000" draw:marker-start="" draw:marker-end="Arrowheads_20_1" draw:fill="none" draw:fill-color="#ffffff" draw:textarea-horizontal-align="left" draw:auto-grow-height="true" draw:auto-grow-width="true" fo:min-height="0.712cm" fo:min-width="1.234cm" fo:padding-top="0.15cm" fo:padding-bottom="0.15cm" fo:padding-left="0.275cm" fo:padding-right="0.275cm"/>
    </style:style>
    <style:style style:name="gr9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0" style:family="graphic" style:parent-style-name="standard">
      <style:graphic-properties draw:stroke="solid" draw:stroke-dash="Ultrafine_20_Dashed" svg:stroke-width="0.05cm" draw:marker-start="" draw:marker-end="Arrowheads_20_1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dash" draw:stroke-dash="Ultrafine_20_Dashed" svg:stroke-width="0.05cm" draw:marker-start="" draw:marker-end="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draw:stroke-dash="Ultrafine_20_Dashed" svg:stroke-width="0.05cm" svg:stroke-color="#ff0000" draw:marker-start="" draw:marker-end="Arrowheads_20_1" draw:fill="none" draw:fill-color="#ffffff" draw:textarea-horizontal-align="left" draw:auto-grow-height="true" draw:auto-grow-width="true" fo:min-height="0.712cm" fo:min-width="0.705cm" fo:padding-top="0.15cm" fo:padding-bottom="0.15cm" fo:padding-left="0.275cm" fo:padding-right="0.275cm"/>
    </style:style>
    <style:style style:name="gr13" style:family="graphic" style:parent-style-name="standard">
      <style:graphic-properties draw:stroke="dash" draw:stroke-dash="Ultrafine_20_Dashed" svg:stroke-width="0.05cm" svg:stroke-color="#ff0000" draw:marker-start="" draw:marker-end="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fo:font-family="'Liberation Serif'" style:font-family-generic="roman" style:font-pitch="variable" fo:font-size="11pt" style:font-size-asian="11pt" style:font-size-complex="11pt"/>
    </style:style>
    <style:style style:name="P2" style:family="paragraph">
      <style:paragraph-properties fo:text-align="center"/>
    </style:style>
    <style:style style:name="P3" style:family="paragraph">
      <style:text-properties fo:font-size="11pt" style:font-size-asian="11pt" style:font-size-complex="11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family="'Liberation Serif'" style:font-family-generic="roman" style:font-pitch="variable" fo:font-size="11pt" style:font-size-asian="11pt" style:font-size-complex="11pt"/>
    </style:style>
    <style:style style:name="T2" style:family="text">
      <style:text-properties fo:font-family="'Liberation Sans'" style:font-style-name="Regular" style:font-family-generic="swiss" fo:font-size="11pt" style:font-family-asian="'Liberation Sans'" style:font-style-name-asian="Regular" style:font-family-generic-asian="swiss" style:font-size-asian="11pt" style:font-family-complex="'Liberation Sans'" style:font-style-name-complex="Regular" style:font-family-generic-complex="swiss" style:font-size-complex="11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255cm" svg:height="1.012cm" svg:x="14.502cm" svg:y="4.798cm">
          <draw:text-box>
            <text:p><text:span text:style-name="T1">14</text:span></text:p>
          </draw:text-box>
        </draw:frame>
        <draw:frame draw:style-name="gr1" draw:text-style-name="P1" draw:layer="layout" svg:width="1.255cm" svg:height="1.012cm" svg:x="10.503cm" svg:y="4.799cm">
          <draw:text-box>
            <text:p><text:span text:style-name="T1">10</text:span></text:p>
          </draw:text-box>
        </draw:frame>
        <draw:frame draw:style-name="gr2" draw:text-style-name="P1" draw:layer="layout" svg:width="0.903cm" svg:height="1.012cm" svg:x="8.603cm" svg:y="4.799cm">
          <draw:text-box>
            <text:p><text:span text:style-name="T1">8</text:span></text:p>
          </draw:text-box>
        </draw:frame>
        <draw:frame draw:style-name="gr2" draw:text-style-name="P1" draw:layer="layout" svg:width="0.903cm" svg:height="1.012cm" svg:x="0.604cm" svg:y="4.799cm">
          <draw:text-box>
            <text:p><text:span text:style-name="T1">0</text:span></text:p>
          </draw:text-box>
        </draw:frame>
        <draw:frame draw:style-name="gr3" draw:layer="layout" svg:width="0.679cm" svg:height="0.469cm" svg:x="15.579cm" svg:y="4.79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4" draw:text-style-name="P2" draw:layer="layout" svg:width="1cm" svg:height="3cm" svg:x="16.4cm" svg:y="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005cm" svg:height="2.097cm" svg:x="14.996cm" svg:y="2.6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cm" svg:height="2.097cm" svg:x="12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3" draw:layer="layout" svg:width="0.92cm" svg:height="1.012cm" svg:x="0.09cm" svg:y="1.6cm">
          <draw:text-box>
            <text:p><text:span text:style-name="T2">α</text:span></text:p>
          </draw:text-box>
        </draw:frame>
        <draw:frame draw:style-name="gr8" draw:text-style-name="P3" draw:layer="layout" svg:width="1.784cm" svg:height="1.012cm" svg:x="-0.21cm" svg:y="2.2cm">
          <draw:text-box>
            <text:p><text:span text:style-name="T2">1,00</text:span></text:p>
          </draw:text-box>
        </draw:frame>
        <draw:frame draw:style-name="gr8" draw:text-style-name="P3" draw:layer="layout" svg:width="1.784cm" svg:height="1.012cm" svg:x="-0.21cm" svg:y="2.801cm">
          <draw:text-box>
            <text:p><text:span text:style-name="T2">0,75</text:span></text:p>
          </draw:text-box>
        </draw:frame>
        <draw:frame draw:style-name="gr8" draw:text-style-name="P3" draw:layer="layout" svg:width="1.784cm" svg:height="1.012cm" svg:x="-0.21cm" svg:y="3.401cm">
          <draw:text-box>
            <text:p><text:span text:style-name="T2">0,50</text:span></text:p>
          </draw:text-box>
        </draw:frame>
        <draw:custom-shape draw:style-name="gr9" draw:text-style-name="P2" draw:layer="layout" svg:width="3cm" svg:height="2.097cm" svg:x="1cm" svg:y="2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cm" svg:height="2.097cm" svg:x="4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005cm" svg:height="2.097cm" svg:x="6.995cm" svg:y="2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cm" svg:height="2.097cm" svg:x="9cm" svg:y="2.6cm">
          <text:p/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0.701cm" svg:y1="4.697cm" svg:x2="16.201cm" svg:y2="4.697cm">
          <text:p/>
        </draw:line>
        <draw:line draw:style-name="gr11" draw:text-style-name="P2" draw:layer="layout" svg:x1="15.001cm" svg:y1="2.397cm" svg:x2="15.001cm" svg:y2="4.897cm">
          <text:p/>
        </draw:line>
        <draw:line draw:style-name="gr11" draw:text-style-name="P2" draw:layer="layout" svg:x1="11.001cm" svg:y1="2.397cm" svg:x2="11.001cm" svg:y2="4.897cm">
          <text:p/>
        </draw:line>
        <draw:frame draw:style-name="gr3" draw:layer="layout" svg:width="0.574cm" svg:height="0.529cm" svg:x="8.68cm" svg:y="1.799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0.574cm" svg:height="0.529cm" svg:x="10.68cm" svg:y="1.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0.574cm" svg:height="0.529cm" svg:x="14.68cm" svg:y="1.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layer="layout" svg:width="0.574cm" svg:height="0.529cm" svg:x="-0.212cm" svg:y="3.46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11" draw:text-style-name="P2" draw:layer="layout" svg:x1="9.001cm" svg:y1="2.397cm" svg:x2="9.001cm" svg:y2="4.897cm">
          <text:p/>
        </draw:line>
        <draw:custom-shape draw:style-name="gr9" draw:text-style-name="P2" draw:layer="layout" svg:width="0.344cm" svg:height="0.37cm" svg:x="17.1cm" svg:y="1.4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0.344cm" svg:height="0.37cm" svg:x="17.1cm" svg:y="1.9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344cm" svg:height="0.37cm" svg:x="17.1cm" svg:y="2.4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layer="layout" svg:width="0.612cm" svg:height="0.529cm" svg:x="17.543cm" svg:y="1.4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layer="layout" svg:width="0.612cm" svg:height="0.529cm" svg:x="17.543cm" svg:y="1.9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layer="layout" svg:width="0.612cm" svg:height="0.529cm" svg:x="17.543cm" svg:y="2.4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11" draw:text-style-name="P2" draw:layer="layout" svg:x1="1.001cm" svg:y1="2.397cm" svg:x2="1.001cm" svg:y2="4.897cm">
          <text:p/>
        </draw:line>
        <draw:frame draw:style-name="gr7" draw:text-style-name="P3" draw:layer="layout" svg:width="0.92cm" svg:height="1.012cm" svg:x="0.091cm" svg:y="5.796cm">
          <draw:text-box>
            <text:p><text:span text:style-name="T2">α</text:span></text:p>
          </draw:text-box>
        </draw:frame>
        <draw:custom-shape draw:style-name="gr6" draw:text-style-name="P2" draw:layer="layout" svg:width="2.3cm" svg:height="1.528cm" svg:x="14.201cm" svg:y="7.3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1.255cm" svg:height="1.012cm" svg:x="14.503cm" svg:y="8.994cm">
          <draw:text-box>
            <text:p><text:span text:style-name="T1">14</text:span></text:p>
          </draw:text-box>
        </draw:frame>
        <draw:frame draw:style-name="gr1" draw:text-style-name="P1" draw:layer="layout" svg:width="1.255cm" svg:height="1.012cm" svg:x="10.504cm" svg:y="8.995cm">
          <draw:text-box>
            <text:p><text:span text:style-name="T1">10</text:span></text:p>
          </draw:text-box>
        </draw:frame>
        <draw:frame draw:style-name="gr2" draw:text-style-name="P1" draw:layer="layout" svg:width="0.903cm" svg:height="1.012cm" svg:x="8.604cm" svg:y="8.995cm">
          <draw:text-box>
            <text:p><text:span text:style-name="T1">8</text:span></text:p>
          </draw:text-box>
        </draw:frame>
        <draw:frame draw:style-name="gr8" draw:text-style-name="P3" draw:layer="layout" svg:width="1.784cm" svg:height="1.012cm" svg:x="-0.209cm" svg:y="6.396cm">
          <draw:text-box>
            <text:p><text:span text:style-name="T2">1,00</text:span></text:p>
          </draw:text-box>
        </draw:frame>
        <draw:frame draw:style-name="gr8" draw:text-style-name="P3" draw:layer="layout" svg:width="1.784cm" svg:height="1.012cm" svg:x="-0.209cm" svg:y="6.997cm">
          <draw:text-box>
            <text:p><text:span text:style-name="T2">0,75</text:span></text:p>
          </draw:text-box>
        </draw:frame>
        <draw:frame draw:style-name="gr8" draw:text-style-name="P3" draw:layer="layout" svg:width="1.784cm" svg:height="1.012cm" svg:x="-0.209cm" svg:y="7.597cm">
          <draw:text-box>
            <text:p><text:span text:style-name="T2">0,50</text:span></text:p>
          </draw:text-box>
        </draw:frame>
        <draw:custom-shape draw:style-name="gr9" draw:text-style-name="P2" draw:layer="layout" svg:width="4cm" svg:height="1.528cm" svg:x="1.001cm" svg:y="7.36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cm" svg:height="1.528cm" svg:x="5.001cm" svg:y="7.3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0.903cm" svg:height="1.012cm" svg:x="0.605cm" svg:y="8.995cm">
          <draw:text-box>
            <text:p><text:span text:style-name="T1">0</text:span></text:p>
          </draw:text-box>
        </draw:frame>
        <draw:custom-shape draw:style-name="gr5" draw:text-style-name="P2" draw:layer="layout" svg:width="1.205cm" svg:height="1.528cm" svg:x="8.996cm" svg:y="7.36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cm" svg:height="1.528cm" svg:x="10.201cm" svg:y="7.365cm">
          <text:p/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0.702cm" svg:y1="8.893cm" svg:x2="16.202cm" svg:y2="8.893cm">
          <text:p/>
        </draw:line>
        <draw:frame draw:style-name="gr3" draw:layer="layout" svg:width="0.679cm" svg:height="0.469cm" svg:x="15.58cm" svg:y="8.994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line draw:style-name="gr11" draw:text-style-name="P2" draw:layer="layout" svg:x1="15.002cm" svg:y1="6.593cm" svg:x2="15.002cm" svg:y2="9.093cm">
          <text:p/>
        </draw:line>
        <draw:line draw:style-name="gr11" draw:text-style-name="P2" draw:layer="layout" svg:x1="11.002cm" svg:y1="6.593cm" svg:x2="11.002cm" svg:y2="9.093cm">
          <text:p/>
        </draw:line>
        <draw:custom-shape draw:style-name="gr4" draw:text-style-name="P2" draw:layer="layout" svg:width="1cm" svg:height="2cm" svg:x="16.401cm" svg:y="7.296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0.574cm" svg:height="0.529cm" svg:x="8.681cm" svg:y="5.995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" draw:layer="layout" svg:width="0.574cm" svg:height="0.529cm" svg:x="10.681cm" svg:y="5.996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3" draw:layer="layout" svg:width="0.574cm" svg:height="0.529cm" svg:x="14.681cm" svg:y="5.996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3" draw:layer="layout" svg:width="0.574cm" svg:height="0.529cm" svg:x="-0.211cm" svg:y="7.656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line draw:style-name="gr11" draw:text-style-name="P2" draw:layer="layout" svg:x1="9.002cm" svg:y1="6.593cm" svg:x2="9.002cm" svg:y2="9.093cm">
          <text:p/>
        </draw:line>
        <draw:line draw:style-name="gr11" draw:text-style-name="P2" draw:layer="layout" svg:x1="1.002cm" svg:y1="6.593cm" svg:x2="1.002cm" svg:y2="9.093cm">
          <text:p/>
        </draw:line>
        <draw:custom-shape draw:style-name="gr6" draw:text-style-name="P2" draw:layer="layout" svg:width="6.115cm" svg:height="0.948cm" svg:x="6.885cm" svg:y="12.1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1.998cm" svg:height="0.948cm" svg:x="15.002cm" svg:y="12.1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255cm" svg:height="1.012cm" svg:x="14.503cm" svg:y="13.199cm">
          <draw:text-box>
            <text:p><text:span text:style-name="T1">14</text:span></text:p>
          </draw:text-box>
        </draw:frame>
        <draw:frame draw:style-name="gr12" draw:text-style-name="P1" draw:layer="layout" svg:width="1.255cm" svg:height="1.012cm" svg:x="10.504cm" svg:y="13.2cm">
          <draw:text-box>
            <text:p><text:span text:style-name="T1">10</text:span></text:p>
          </draw:text-box>
        </draw:frame>
        <draw:frame draw:style-name="gr2" draw:text-style-name="P1" draw:layer="layout" svg:width="0.903cm" svg:height="1.012cm" svg:x="8.604cm" svg:y="13.2cm">
          <draw:text-box>
            <text:p><text:span text:style-name="T1">8</text:span></text:p>
          </draw:text-box>
        </draw:frame>
        <draw:frame draw:style-name="gr7" draw:text-style-name="P3" draw:layer="layout" svg:width="0.92cm" svg:height="1.012cm" svg:x="0.091cm" svg:y="10.001cm">
          <draw:text-box>
            <text:p><text:span text:style-name="T2">α</text:span></text:p>
          </draw:text-box>
        </draw:frame>
        <draw:frame draw:style-name="gr8" draw:text-style-name="P3" draw:layer="layout" svg:width="1.784cm" svg:height="1.012cm" svg:x="-0.209cm" svg:y="10.601cm">
          <draw:text-box>
            <text:p><text:span text:style-name="T2">1,00</text:span></text:p>
          </draw:text-box>
        </draw:frame>
        <draw:frame draw:style-name="gr8" draw:text-style-name="P3" draw:layer="layout" svg:width="1.784cm" svg:height="1.012cm" svg:x="-0.209cm" svg:y="11.202cm">
          <draw:text-box>
            <text:p><text:span text:style-name="T2">0,75</text:span></text:p>
          </draw:text-box>
        </draw:frame>
        <draw:frame draw:style-name="gr8" draw:text-style-name="P3" draw:layer="layout" svg:width="1.784cm" svg:height="1.012cm" svg:x="-0.209cm" svg:y="11.802cm">
          <draw:text-box>
            <text:p><text:span text:style-name="T2">0,50</text:span></text:p>
          </draw:text-box>
        </draw:frame>
        <draw:custom-shape draw:style-name="gr9" draw:text-style-name="P2" draw:layer="layout" svg:width="5.999cm" svg:height="0.948cm" svg:x="1.001cm" svg:y="12.15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0.903cm" svg:height="1.012cm" svg:x="0.605cm" svg:y="13.2cm">
          <draw:text-box>
            <text:p><text:span text:style-name="T1">0</text:span></text:p>
          </draw:text-box>
        </draw:frame>
        <draw:custom-shape draw:style-name="gr5" draw:text-style-name="P2" draw:layer="layout" svg:width="2.004cm" svg:height="0.948cm" svg:x="12.996cm" svg:y="12.1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0.679cm" svg:height="0.469cm" svg:x="15.58cm" svg:y="13.199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line draw:style-name="gr11" draw:text-style-name="P2" draw:layer="layout" svg:x1="15.002cm" svg:y1="10.798cm" svg:x2="15.002cm" svg:y2="13.298cm">
          <text:p/>
        </draw:line>
        <draw:line draw:style-name="gr13" draw:text-style-name="P2" draw:layer="layout" svg:x1="11.002cm" svg:y1="10.798cm" svg:x2="11.002cm" svg:y2="13.298cm">
          <text:p/>
        </draw:line>
        <draw:custom-shape draw:style-name="gr4" draw:text-style-name="P2" draw:layer="layout" svg:width="1cm" svg:height="2cm" svg:x="16.401cm" svg:y="11.501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0.574cm" svg:height="0.529cm" svg:x="8.681cm" svg:y="10.2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layer="layout" svg:width="0.574cm" svg:height="0.529cm" svg:x="10.681cm" svg:y="10.201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" draw:layer="layout" svg:width="0.574cm" svg:height="0.529cm" svg:x="14.681cm" svg:y="10.201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3" draw:layer="layout" svg:width="0.574cm" svg:height="0.529cm" svg:x="-0.211cm" svg:y="11.861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line draw:style-name="gr11" draw:text-style-name="P2" draw:layer="layout" svg:x1="9.002cm" svg:y1="10.798cm" svg:x2="9.002cm" svg:y2="13.298cm">
          <text:p/>
        </draw:line>
        <draw:line draw:style-name="gr11" draw:text-style-name="P2" draw:layer="layout" svg:x1="1.002cm" svg:y1="10.798cm" svg:x2="1.002cm" svg:y2="13.298cm">
          <text:p/>
        </draw:line>
        <draw:line draw:style-name="gr10" draw:text-style-name="P2" draw:layer="layout" svg:x1="0.702cm" svg:y1="13.098cm" svg:x2="16.202cm" svg:y2="13.098cm">
          <text:p/>
        </draw:line>
        <draw:frame draw:style-name="gr14" draw:text-style-name="P4" draw:layer="layout" svg:width="1.018cm" svg:height="0.725cm" svg:x="16.85cm" svg:y="3.8cm">
          <draw:text-box>
            <text:p><text:span text:style-name="T3">(a)</text:span></text:p>
          </draw:text-box>
        </draw:frame>
        <draw:frame draw:style-name="gr14" draw:text-style-name="P4" draw:layer="layout" svg:width="1.018cm" svg:height="0.725cm" svg:x="16.85cm" svg:y="8.001cm">
          <draw:text-box>
            <text:p><text:span text:style-name="T3">(b)</text:span></text:p>
          </draw:text-box>
        </draw:frame>
        <draw:frame draw:style-name="gr14" draw:text-style-name="P4" draw:layer="layout" svg:width="0.993cm" svg:height="0.725cm" svg:x="16.85cm" svg:y="12.202cm">
          <draw:text-box>
            <text:p><text:span text:style-name="T3">(c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Arrowheads_20_1" draw:display-name="Arrowheads 1" svg:viewBox="0 0 1131 1580" svg:d="m1013 1491 118 89-567-1580-564 1580 114-85 136-68 148-46 161-17 161 13 153 4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Gustavo Meira</meta:initial-creator>
    <meta:creation-date>2011-07-11T18:44:23</meta:creation-date>
    <dc:date>2011-11-28T11:47:40</dc:date>
    <dc:creator>Gustavo Meira</dc:creator>
    <meta:editing-duration>PT04H22M01S</meta:editing-duration>
    <meta:editing-cycles>13</meta:editing-cycles>
    <meta:generator>OpenOffice.org/3.2$Linux OpenOffice.org_project/320m19$Build-9505</meta:generator>
    <meta:document-statistic meta:object-count="81"/>
  </office:meta>
</office:document-meta>
</file>

<file path=Object 1/content.xml><?xml version="1.0" encoding="utf-8"?>
<math xmlns="http://www.w3.org/1998/Math/MathML">
  <semantics>
    <mi mathvariant="italic">ms</mi>
    <annotation encoding="StarMath 5.0">ms</annotation>
  </semantics>
</math>
</file>

<file path=Object 10/content.xml><?xml version="1.0" encoding="utf-8"?>
<math xmlns="http://www.w3.org/1998/Math/MathML">
  <semantics>
    <msub>
      <mi>d</mi>
      <mn>1</mn>
    </msub>
    <annotation encoding="StarMath 5.0">d_1</annotation>
  </semantics>
</math>
</file>

<file path=Object 11/content.xml><?xml version="1.0" encoding="utf-8"?>
<math xmlns="http://www.w3.org/1998/Math/MathML">
  <semantics>
    <msub>
      <mi>d</mi>
      <mn>2</mn>
    </msub>
    <annotation encoding="StarMath 5.0">d_2</annotation>
  </semantics>
</math>
</file>

<file path=Object 12/content.xml><?xml version="1.0" encoding="utf-8"?>
<math xmlns="http://www.w3.org/1998/Math/MathML">
  <semantics>
    <mi mathvariant="italic">ms</mi>
    <annotation encoding="StarMath 5.0">ms</annotation>
  </semantics>
</math>
</file>

<file path=Object 13/content.xml><?xml version="1.0" encoding="utf-8"?>
<math xmlns="http://www.w3.org/1998/Math/MathML">
  <semantics>
    <msub>
      <mi>d</mi>
      <mn>1</mn>
    </msub>
    <annotation encoding="StarMath 5.0">d_1</annotation>
  </semantics>
</math>
</file>

<file path=Object 14/content.xml><?xml version="1.0" encoding="utf-8"?>
<math xmlns="http://www.w3.org/1998/Math/MathML">
  <semantics>
    <msub>
      <mi>d</mi>
      <mn>2</mn>
    </msub>
    <annotation encoding="StarMath 5.0">d_2</annotation>
  </semantics>
</math>
</file>

<file path=Object 15/content.xml><?xml version="1.0" encoding="utf-8"?>
<math xmlns="http://www.w3.org/1998/Math/MathML">
  <semantics>
    <msub>
      <mi>d</mi>
      <mn>3</mn>
    </msub>
    <annotation encoding="StarMath 5.0">d_3</annotation>
  </semantics>
</math>
</file>

<file path=Object 16/content.xml><?xml version="1.0" encoding="utf-8"?>
<math xmlns="http://www.w3.org/1998/Math/MathML"/>
</file>

<file path=Object 17/content.xml><?xml version="1.0" encoding="utf-8"?>
<math xmlns="http://www.w3.org/1998/Math/MathML">
  <semantics>
    <msub>
      <mi>d</mi>
      <mn>3</mn>
    </msub>
    <annotation encoding="StarMath 5.0">d_3</annotation>
  </semantics>
</math>
</file>

<file path=Object 18/content.xml><?xml version="1.0" encoding="utf-8"?>
<math xmlns="http://www.w3.org/1998/Math/MathML"/>
</file>

<file path=Object 2/content.xml><?xml version="1.0" encoding="utf-8"?>
<math xmlns="http://www.w3.org/1998/Math/MathML">
  <semantics>
    <msub>
      <mi>d</mi>
      <mn>1</mn>
    </msub>
    <annotation encoding="StarMath 5.0">d_1</annotation>
  </semantics>
</math>
</file>

<file path=Object 3/content.xml><?xml version="1.0" encoding="utf-8"?>
<math xmlns="http://www.w3.org/1998/Math/MathML">
  <semantics>
    <msub>
      <mi>d</mi>
      <mn>2</mn>
    </msub>
    <annotation encoding="StarMath 5.0">d_2</annotation>
  </semantics>
</math>
</file>

<file path=Object 4/content.xml><?xml version="1.0" encoding="utf-8"?>
<math xmlns="http://www.w3.org/1998/Math/MathML">
  <semantics>
    <msub>
      <mi>d</mi>
      <mn>3</mn>
    </msub>
    <annotation encoding="StarMath 5.0">d_3</annotation>
  </semantics>
</math>
</file>

<file path=Object 5/content.xml><?xml version="1.0" encoding="utf-8"?>
<math xmlns="http://www.w3.org/1998/Math/MathML"/>
</file>

<file path=Object 6/content.xml><?xml version="1.0" encoding="utf-8"?>
<math xmlns="http://www.w3.org/1998/Math/MathML">
  <semantics>
    <msub>
      <mi>T</mi>
      <mn>1</mn>
    </msub>
    <annotation encoding="StarMath 5.0">T_1</annotation>
  </semantics>
</math>
</file>

<file path=Object 7/content.xml><?xml version="1.0" encoding="utf-8"?>
<math xmlns="http://www.w3.org/1998/Math/MathML">
  <semantics>
    <msub>
      <mi>T</mi>
      <mn>2</mn>
    </msub>
    <annotation encoding="StarMath 5.0">T_2</annotation>
  </semantics>
</math>
</file>

<file path=Object 8/content.xml><?xml version="1.0" encoding="utf-8"?>
<math xmlns="http://www.w3.org/1998/Math/MathML">
  <semantics>
    <msub>
      <mi>T</mi>
      <mn>3</mn>
    </msub>
    <annotation encoding="StarMath 5.0">T_3</annotation>
  </semantics>
</math>
</file>

<file path=Object 9/content.xml><?xml version="1.0" encoding="utf-8"?>
<math xmlns="http://www.w3.org/1998/Math/MathML">
  <semantics>
    <mi mathvariant="italic">ms</mi>
    <annotation encoding="StarMath 5.0">ms</annotation>
  </semantics>
</math>
</file>